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libri" svg:font-family="Calibri"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2">
      <style:paragraph-properties fo:margin-left="1.016cm" fo:margin-right="0cm" fo:margin-top="0.423cm" fo:margin-bottom="0.212cm" fo:line-height="50%" fo:text-indent="-1.016cm" style:auto-text-indent="false">
        <style:tab-stops>
          <style:tab-stop style:position="1.016cm"/>
        </style:tab-stops>
      </style:paragraph-properties>
      <style:text-properties fo:font-weight="normal" style:font-weight-asian="normal" style:font-weight-complex="normal"/>
    </style:style>
    <style:style style:name="P2" style:family="paragraph" style:parent-style-name="Heading_20_2">
      <style:paragraph-properties fo:margin-left="1.016cm" fo:margin-right="0cm" fo:margin-top="0.423cm" fo:margin-bottom="0.212cm" fo:line-height="50%" fo:text-indent="-1.016cm" style:auto-text-indent="false">
        <style:tab-stops>
          <style:tab-stop style:position="1.016cm"/>
        </style:tab-stops>
      </style:paragraph-properties>
      <style:text-properties fo:font-size="10pt" fo:font-weight="bold" style:font-size-asian="10pt" style:font-weight-asian="bold" style:font-size-complex="10pt" style:font-weight-complex="bold"/>
    </style:style>
    <style:style style:name="P3" style:family="paragraph" style:parent-style-name="Heading_20_3">
      <style:paragraph-properties fo:margin-left="1.27cm" fo:margin-right="0cm" fo:margin-top="0.423cm" fo:margin-bottom="0.212cm" fo:line-height="50%" fo:text-indent="-1.27cm" style:auto-text-indent="false">
        <style:tab-stops>
          <style:tab-stop style:position="1.27cm"/>
        </style:tab-stops>
      </style:paragraph-properties>
    </style:style>
    <style:style style:name="P4" style:family="paragraph" style:parent-style-name="courant">
      <style:text-properties style:language-asian="fr" style:country-asian="FR" style:font-name-complex="Helvetica" style:font-size-complex="14pt" style:language-complex="fr" style:country-complex="FR"/>
    </style:style>
    <style:style style:name="P5" style:family="paragraph" style:parent-style-name="Standard">
      <style:text-properties fo:font-size="10pt" fo:font-weight="bold" style:font-size-asian="10pt" style:font-weight-asian="bold" style:font-size-complex="10pt" style:font-weight-complex="bold"/>
    </style:style>
    <style:style style:name="P6" style:family="paragraph" style:parent-style-name="Standard">
      <style:text-properties fo:font-size="10pt" style:font-size-asian="10pt" style:font-size-complex="10p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style:font-weight-complex="bold"/>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
      <text:h text:style-name="P1" text:outline-level="2">Semestre 3 – LE RESTE</text:h>
      <text:p text:style-name="P5"/>
      <text:h text:style-name="P3" text:outline-level="3"/>
      <text:h text:style-name="P3" text:outline-level="3">UE 31 – Sécurité des applications nomades</text:h>
      <text:p text:style-name="courant">Voir S3 INIS</text:p>
      <text:h text:style-name="P3" text:outline-level="3">UE 32 – Test du logiciel</text:h>
      <text:p text:style-name="Standard"><text:span text:style-name="T1">Contenu :</text:span><text:span text:style-name="T2"> </text:span></text:p>
      <text:p text:style-name="P4">Le test reste la principale méthode de validation des logiciels aujourd'hui. Ce cours commencera par une introduction aux techniques de test, présentera la place du test dans un processus de développement, les notions de couverture et de critères de sélection de test, montrera en détail différentes méthodes de test fonctionnel et de test structurel et permettra de mettre en pratique ces connaissances dans des outils de génération automatiques de test.</text:p>
      <text:p text:style-name="Standard"><text:span text:style-name="T1">Pré-requis :</text:span><text:span text:style-name="T2"> </text:span></text:p>
      <text:p text:style-name="courant">Module de M1 : Modélisation et vérification de systèmes concurrents</text:p>
      <text:p text:style-name="Standard"><text:span text:style-name="T1">Objectifs :</text:span><text:span text:style-name="T2"> </text:span></text:p>
      <text:p text:style-name="courant"><text:s text:c="4"/>- Connaissances des fondements du test du logiciel</text:p>
      <text:p text:style-name="courant"><text:s text:c="4"/>- Capacité à utiliser ces connaissances pour le développement sûre de logiciel.</text:p>
      <text:p text:style-name="courant"><text:span text:style-name="T3">Langue de l’enseignement :</text:span> Français / Anglais</text:p>
      <text:h text:style-name="P3" text:outline-level="3">UE 33 – Sécurité des systèmes d’exploitation</text:h>
      <text:p text:style-name="Standard"><text:span text:style-name="T1">Contenu :</text:span><text:span text:style-name="T2"> </text:span></text:p>
      <text:p text:style-name="P4">1) Concepts de base sur l'administration Unix / Windows</text:p>
      <text:p text:style-name="P4">- Boot loader et procédure de boot matériel</text:p>
      <text:p text:style-name="P4">- Les démons et le lancement de services</text:p>
      <text:p text:style-name="P4">- Les comptes utilisateurs</text:p>
      <text:p text:style-name="P4">- Le noyau : fonctionnement, modules, configuration et compilation</text:p>
      <text:p text:style-name="P4">- Les différents types de fichiers</text:p>
      <text:p text:style-name="P4">2) Modèles de sécurité</text:p>
      <text:p text:style-name="P4">- Contrôle d'accès MAC, RBAC, MLS, BLP</text:p>
      <text:p text:style-name="P4">- Propriétés de sécurité</text:p>
      <text:p text:style-name="P4">- Séparation de privilèges</text:p>
      <text:p text:style-name="P4">3) Sécurité d'un système Linux</text:p>
      <text:p text:style-name="P4">- Sécurité système : authentification, autorisation, single sign on (LDAP, Kerberos)</text:p>
      <text:p text:style-name="P4">- Débordements de tampon (buffer overflows)</text:p>
      <text:p text:style-name="P4">- Surveillance système : Logs, HIDS, Forensics </text:p>
      <text:p text:style-name="P4">- Contrôle d'accès (SELinux, GRSecurity, ...)</text:p>
      <text:p text:style-name="P4">- Chiffrement de données</text:p>
      <text:p text:style-name="P4">4) Sécurité des systèmes Windows NT</text:p>
      <text:p text:style-name="P4">- Principes généraux de sécurité de Windows NT</text:p>
      <text:p text:style-name="P4">- Active directory</text:p>
      <text:p text:style-name="P4">- Mécanismes de sécurité niveau système</text:p>
      <text:p text:style-name="P4">- Sécurité client/serveur de Windows NT</text:p>
      <text:p text:style-name="P4">- Nouveautés dans Windows 7</text:p>
      <text:p text:style-name="P4">5) Systèmes de détection d'intrusion</text:p>
      <text:p text:style-name="P4">- Principes généraux : Introduction aux IDS</text:p>
      <text:p text:style-name="P4">- Exploitation des IDS</text:p>
      <text:p text:style-name="Standard"><text:span text:style-name="T1">Pré-requis :</text:span><text:span text:style-name="T2"> </text:span></text:p>
      <text:p text:style-name="courant">- Notions de C et programmation shell</text:p>
      <text:p text:style-name="courant">- Notions d'architecture des ordinateurs</text:p>
      <text:p text:style-name="Standard"><text:span text:style-name="T1">Objectifs :</text:span><text:span text:style-name="T2"> </text:span></text:p>
      <text:p text:style-name="courant">- Connaître les grands principes de fonctionnement d'un système d'exploitation</text:p>
      <text:p text:style-name="courant">- Connaître les différents mécanismes permettant de sécuriser un système d'exploitation</text:p>
      <text:p text:style-name="courant">- Acquérir la capacité à administrer un système type UNIX/Windows</text:p>
      <text:p text:style-name="courant"><text:soft-page-break/>- Acquérir la capacité à sécuriser et maintenir la sécurité d'un système d'exploitation</text:p>
      <text:p text:style-name="courant">- Acquérir la capacité à analyser et rétablir un système compromis</text:p>
      <text:p text:style-name="courant"><text:span text:style-name="T4">Langue de l’enseignement :</text:span> Français / Anglais</text:p>
      <text:h text:style-name="P3" text:outline-level="3"/>
      <text:h text:style-name="P3" text:outline-level="3">UE 34 – Architectures Applicatives réparties</text:h>
      <text:p text:style-name="courant">Voir S3 INIS</text:p>
      <text:h text:style-name="P3" text:outline-level="3">UE 35 – Sécurité et protocoles</text:h>
      <text:p text:style-name="courant">Voir S3 INIS</text:p>
      <text:h text:style-name="P3" text:outline-level="3">UE 36 – Extraction de connaissances dans les BD</text:h>
      <text:p text:style-name="courant">Voir S3 INIS</text:p>
      <text:h text:style-name="P3" text:outline-level="3">UE 37 – Projet</text:h>
      <text:p text:style-name="courant">Voir S3 INIS</text:p>
      <text:h text:style-name="P3" text:outline-level="3">UE 38 – Initiation à la recherche</text:h>
      <text:p text:style-name="courant">Voir S3 INIS</text:p>
      <text:h text:style-name="P3" text:outline-level="3">UE 39 – Simulation de stratégie d’entreprise</text:h>
      <text:p text:style-name="courant">Voir S3 INIS</text:p>
      <text:h text:style-name="P3" text:outline-level="3"/>
      <text:h text:style-name="P1" text:outline-level="2">Semestre 4 – LE RESTE</text:h>
      <text:h text:style-name="P3" text:outline-level="3">UE 41 – Analyse statique</text:h>
      <text:p text:style-name="Standard"><text:span text:style-name="T1">Contenu :</text:span><text:span text:style-name="T2"> </text:span></text:p>
      <text:p text:style-name="courant">La vérification de propriétés dynamiques des programmes, comme par exemple l'absence d'accès à des pointeurs nuls, est un problème généralement indécidable. <text:s/>L'interprétation abstraite dont traite ce cours fournit un cadre formel et des outils permettant de déterminer des approximations décidables de ces propriétés pour lesquelles il est possible de dériver des systèmes de type, de vérification et d'analyse statique. Ce cours introduit les connaissances nécessaires à la mise oeuvre des techniques d'interprétation abstraite (théorie des ordres, théorie des points fixes, connexions de Galois,...). Des exemples concrets d'utilisation de ces techniques seront étudiés et des outils d'analyse statique existants (Frama-C, Astree) seront présentés.</text:p>
      <text:p text:style-name="Standard"><text:span text:style-name="T1">Pré-requis :</text:span><text:span text:style-name="T2"> </text:span></text:p>
      <text:p text:style-name="courant">Sécurité des Applications Nomades</text:p>
      <text:p text:style-name="Standard"><text:span text:style-name="T1">Objectifs :</text:span><text:span text:style-name="T2"> </text:span></text:p>
      <text:p text:style-name="courant"><text:s text:c="4"/>- Connaissances des fondements de l'analyse statique de programmes</text:p>
      <text:p text:style-name="courant"><text:s text:c="4"/>- Capacité à utiliser ces connaissances pour le développement d'outils de sûreté et de sécurité.</text:p>
      <text:p text:style-name="Standard"><text:span text:style-name="T1">Langue de l’enseignement :</text:span><text:span text:style-name="T2"> Français / Anglais</text:span></text:p>
      <text:p text:style-name="P5"/>
      <text:h text:style-name="P3" text:outline-level="3"/>
      <text:h text:style-name="P3" text:outline-level="3">UE 42 – Qualité et certification</text:h>
      <text:p text:style-name="Standard"><text:span text:style-name="T1">Contenu :</text:span><text:span text:style-name="T2"> </text:span></text:p>
      <text:p text:style-name="courant">1) Qualité logiciel</text:p>
      <text:p text:style-name="courant">- Présentation de la Qualité, historique, bases de la démarche, définitions, coûts, gains, processus</text:p>
      <text:p text:style-name="courant">- Présentation des normes et référentiels Qualité (ISO 9001, CMM, ISO SPICE), assurance qualité logiciel</text:p>
      <text:p text:style-name="courant">- Plan d'assurance de la qualité logicielle</text:p>
      <text:p text:style-name="courant">- Qualité produit, ISO 9126, métrologie (qualimétrie logicielle), gestion de configuration, gestion des changements</text:p>
      <text:p text:style-name="courant"><text:soft-page-break/>- Qualité dans la relation client/fournisseur, MOA/MOE, sous-traitants, tableaux de bord</text:p>
      <text:p text:style-name="courant">2) Certification</text:p>
      <text:p text:style-name="courant">- Systèmes de management du Sysème d'information</text:p>
      <text:p text:style-name="courant">- ISO 27000, 2700x et méthode d'audit (EBIOS, MEHARI, OCTAVE, ITIL, COBIT)</text:p>
      <text:p text:style-name="courant">- Certifications (audit et organismes)</text:p>
      <text:p text:style-name="Standard"><text:span text:style-name="T1">Pré-requis :</text:span><text:span text:style-name="T2"> </text:span></text:p>
      <text:p text:style-name="courant">- Architecture des systèmes d'information </text:p>
      <text:p text:style-name="courant">- Programmation orientée objet</text:p>
      <text:p text:style-name="courant">- Génie logiciel</text:p>
      <text:p text:style-name="Standard"><text:span text:style-name="T1">Objectifs :</text:span><text:span text:style-name="T2"> </text:span></text:p>
      <text:p text:style-name="P6">- Connaître les différents référentiels qualité</text:p>
      <text:p text:style-name="P6">- Connaître les différentes techniques d'audit</text:p>
      <text:p text:style-name="P6">- Savoir mettre en oeuvre une méthode de certification</text:p>
      <text:p text:style-name="Standard"><text:span text:style-name="T1">Langue de l’enseignement :</text:span><text:span text:style-name="T2"> Français / Anglais</text:span></text:p>
      <text:h text:style-name="P3" text:outline-level="3"/>
      <text:h text:style-name="P3" text:outline-level="3">UE 43 – Réseaux, Sécurité, Nomadisme</text:h>
      <text:p text:style-name="courant">Voir S4 INIS</text:p>
      <text:h text:style-name="P3" text:outline-level="3">UE 44 – Web Services et interopérabilité</text:h>
      <text:p text:style-name="courant">Voir S4 INIS</text:p>
      <text:h text:style-name="P3" text:outline-level="3">UE 45 – Projet 2</text:h>
      <text:p text:style-name="courant">Voir S4 INIS</text:p>
      <text:h text:style-name="P3" text:outline-level="3">UE 46 – Préparation au stage recherche</text:h>
      <text:p text:style-name="courant">Voir S4 INIS</text:p>
      <text:h text:style-name="P3" text:outline-level="3">UE 47 – Anglais</text:h>
      <text:p text:style-name="courant">Voir S4 INIS</text:p>
      <text:h text:style-name="P3" text:outline-level="3">UE 48 – Stage</text:h>
      <text:p text:style-name="courant">Voir S4 INIS</text:p>
      <text:h text:style-name="P1"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Standard" style:next-style-name="Standard" style:default-outline-level="2" style:class="text">
      <style:paragraph-properties fo:margin-left="0cm" fo:margin-right="0cm" fo:text-align="justify" style:justify-single-word="false" fo:text-indent="0cm" style:auto-text-indent="false" fo:keep-with-next="always"/>
      <style:text-properties fo:font-style="italic" fo:font-weight="bold" style:font-style-asian="italic" style:font-weight-asian="bold"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fo:font-weight="bold" style:font-weight-asian="bold" style:font-weight-complex="bold"/>
    </style:style>
    <style:style style:name="courant" style:family="paragraph" style:parent-style-name="Standard">
      <style:paragraph-properties fo:text-align="justify" style:justify-single-word="false">
        <style:tab-stops>
          <style:tab-stop style:position="0.501cm"/>
        </style:tab-stops>
      </style:paragraph-properties>
      <style:text-properties fo:font-size="10pt" style:font-name-asian="Calibri" style:font-size-asian="10pt" style:font-name-complex="Calibri"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i ED-DBALI</meta:initial-creator>
    <meta:creation-date>2012-02-08T13:50:31</meta:creation-date>
    <dc:date>2012-02-08T13:51:31</dc:date>
    <dc:creator>Ali ED-DBALI</dc:creator>
    <meta:editing-duration>PT1M</meta:editing-duration>
    <meta:editing-cycles>2</meta:editing-cycles>
    <meta:generator>OpenOffice.org/3.3$Unix OpenOffice.org_project/330m20$Build-9567</meta:generator>
    <meta:document-statistic meta:table-count="0" meta:image-count="0" meta:object-count="0" meta:page-count="3" meta:paragraph-count="104" meta:word-count="776" meta:character-count="4957"/>
  </office:meta>
</office:document-meta>
</file>